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idgetFinder.addSimpleWidget( Widget context , String 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idgetFinder.hasNewAdd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dgetFinder.isMut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dgetFinder.refreshForAdd( Repeater repeater , int inde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freshingRepeaterListener.repeaterModified( RepeaterEvent ev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WidgetFinder.removeRepeaterListener( Repeater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dgetFinder.getWidget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idgetFinder.hasRepeater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dgetFinder.addRepeaterWidget( Repeater repeater , Widget okwd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idgetFinder.toAsterisk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dgetFinder.addRepeaterPath( Repeater repeater , String child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idgetFinder.WidgetFinder( Widget context , String path , boolean keepUpdat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idgetFinder.refreshForDelete( Repeater repeater , int index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WidgetFinder.refreshForClear( Repeater repeat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idgetFinder.WidgetFinder( Widget context , Iterator paths , boolean keepUpdat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idgetFinder.getNewAdd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idgetFinder.addRepeaterListener( Repeater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dgetFinder.recurseRepeaters( Widget context , String path , boolean roo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4">
            <text:p text:style-name="Table_20_Contents">3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